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481" officeooo:paragraph-rsid="00115481"/>
    </style:style>
    <style:style style:name="T1" style:family="text">
      <style:text-properties officeooo:rsid="00131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s à taper dans le shell pour <text:span text:style-name="T1">compiler le code.</text:span> </text:p>
      <text:p text:style-name="P1"/>
      <text:p text:style-name="P1"/>
      <text:p text:style-name="P1">gcc `sdl-config --cflags` -c proj.c</text:p>
      <text:p text:style-name="P1">gcc proj.o `sdl-config --libs` -o pro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8:23:26.021777338</meta:creation-date>
    <dc:date>2014-10-10T22:39:55.766323873</dc:date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23" meta:character-count="128" meta:non-whitespace-character-count="109"/>
  </office:meta>
</office:document-meta>
</file>